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 svg:font-family="'Lohit Hindi'" style:font-pitch="variable"/>
    <style:font-face style:name="AR PL UMing TW" svg:font-family="'AR PL UMing TW'" style:font-family-generic="roman" style:font-pitch="variable"/>
    <style:font-face style:name="新細明體" svg:font-family="新細明體" style:font-family-generic="roman" style:font-pitch="variable"/>
    <style:font-face style:name="文泉驛微米黑" svg:font-family="文泉驛微米黑" style:font-family-generic="swiss" style:font-pitch="variable"/>
    <style:font-face style:name="Lohit Hindi1" svg:font-family="'Lohit Hindi'" style:font-family-generic="system" style:font-pitch="variable"/>
    <style:font-face style:name="文泉驛微米黑1" svg:font-family="文泉驛微米黑"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Heading_20_2">
      <style:paragraph-properties fo:text-align="center" style:justify-single-word="false"/>
      <style:text-properties fo:font-style="normal" style:font-style-asian="normal" style:font-style-complex="normal"/>
    </style:style>
    <style:style style:name="P5" style:family="paragraph" style:parent-style-name="Heading_20_1">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周易哲學</text:h>
      <text:h text:style-name="P4" text:outline-level="2">作業八</text:h>
      <text:p text:style-name="Standard"/>
      <text:p text:style-name="P1">R01922024</text:p>
      <text:p text:style-name="P1">資訊工程學系　碩士班一年級　李卿澄</text:p>
      <text:p text:style-name="P1"/>
      <text:p text:style-name="P2">坎：習坎，有孚。維心亨，行有尚</text:p>
      <text:p text:style-name="P2"/>
      <text:p text:style-name="P2">初六：習坎。入于坎窞，兇。</text:p>
      <text:p text:style-name="P2">九二：坎有險，求小得。</text:p>
      <text:p text:style-name="P2">六三：來之坎坎，險且枕，入于坎窞，勿用。</text:p>
      <text:p text:style-name="P2">六四：樽酒簋貳，用缶，納約自牖，終無咎。</text:p>
      <text:p text:style-name="P2">九五：坎不盈，祇既平，無咎。</text:p>
      <text:p text:style-name="P2">上六：係用徽纆，寘于叢棘，三歲不得，兇。</text:p>
      <text:p text:style-name="P2"/>
      <text:p text:style-name="P2">坎卦上下二卦皆由坎所組成，坎卦代表水，象徵危險，而很多的水在一起就意味著非常危險。習坎就是要我們學習面對非常危險的處境。以當位的概念來看，初、二、三都正好相反，爻辭出現了「兇」、「有險」、「勿用」等字樣，都是一些比較驚悚的字詞，相對是一些比較負面的概念；而以應位的概念出發，則可以發現此卦上下皆無應，看來大家都忙著避禍、沒辦法互相照顧呼應；從中位來看，二、五皆為陽爻，應該要不錯才是，不過由於整個卦是一個充滿凶險的卦象，再好也好不到哪裡去，只有「求小得」、「無咎」這種相較其他爻位來看已經算是比較好的爻辭了。</text:p>
      <text:p text:style-name="P2"/>
      <text:p text:style-name="P2">這半年以來，尤其是這一、二個星期之內的「反媒體巨獸」相關事件，令人覺得我們言論自由已經面臨了很大的危險，可以看到媒體莫不吭聲或擷取片面觀點、製造事端、莫名栽贓，從新聞報導到政論節目，從電視新聞到實體報刊，不斷攻擊異己。面對這樣的局面，初六告訴中時、蘋果已經賣了，我們要有面對凶險的心理準備；九二告訴我們去公平會、立法院抗議找在野黨團簽簽承諾見好就要收，不然會被說是沒有禮貌順便發信關切；六三來之坎坎，在立法院上台備詢也會被描寫成上台質詢、以下犯上、沒有禮貌外加媒體全面批鬥， 終無功也；反觀六四應該要「事事多禮，言語謙恭」這樣才能無咎喔（反觀沒禮貌），應該是在說不能留辮子給媒體抓，不然像黃教授被批丟煙蒂，陳同學被批沒禮貌，都跟事件本身無關但是卻被撲天蓋地攻擊轉移焦點；九五告訴我們我們能做的事情就是不要理會這些帶有凶險意圖的媒體，謹慎努力的傳遞更多的資訊，讓平常只接觸報紙電視的人可以得到更多的訊息，抵擋一波又一波，先是旺中接之聯合的媒體抹黑；若最終還是不能抵擋，就只能落入上六的處境，任由媒體及其背後的財團政黨操控洗腦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Lohit Hindi" svg:font-family="'Lohit Hindi'" style:font-pitch="variable"/>
    <style:font-face style:name="AR PL UMing TW" svg:font-family="'AR PL UMing TW'" style:font-family-generic="roman" style:font-pitch="variable"/>
    <style:font-face style:name="新細明體" svg:font-family="新細明體" style:font-family-generic="roman" style:font-pitch="variable"/>
    <style:font-face style:name="文泉驛微米黑" svg:font-family="文泉驛微米黑" style:font-family-generic="swiss" style:font-pitch="variable"/>
    <style:font-face style:name="Lohit Hindi1" svg:font-family="'Lohit Hindi'" style:font-family-generic="system" style:font-pitch="variable"/>
    <style:font-face style:name="文泉驛微米黑1" svg:font-family="文泉驛微米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 PL UMing TW" fo:font-size="12pt" fo:language="en" fo:country="US" style:letter-kerning="true" style:font-name-asian="文泉驛微米黑1" style:font-size-asian="10.5pt" style:language-asian="zh" style:country-asian="TW"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文泉驛微米黑" fo:font-size="14pt" style:font-name-asian="文泉驛微米黑1"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_3f__3f_" style:display-nam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80808" style:text-outline="false" style:text-line-through-style="none" style:font-name="新細明體" fo:font-size="18pt" fo:font-style="normal" fo:text-shadow="none" style:text-underline-style="none" fo:font-weight="normal" style:font-name-asian="新細明體" style:font-size-asian="18pt" style:font-style-asian="normal" style:font-weight-asian="normal" style:font-name-complex="新細明體" style:font-size-complex="18pt" style:font-style-complex="normal" style:font-weight-complex="normal" style:text-emphasize="none" style:text-overline-style="none" style:text-overline-color="font-color"/>
    </style:style>
    <style:style style:name="_3f__3f__3f__3f__3f__3f_" style:display-name="??????" style:family="paragraph" style:parent-style-name="_3f__3f_"/>
    <style:style style:name="WW-_3f__3f__3f__3f__3f__3f_" style:display-name="WW-??????" style:family="paragraph" style:parent-style-name="_3f__3f_"/>
    <style:style style:name="WW-_3f__3f__3f__3f__3f__3f_1" style:display-name="WW-??????1" style:family="paragraph" style:parent-style-name="_3f__3f_"/>
    <style:style style:name="WW-_3f__3f_" style:display-name="WW-??" style:family="paragraph" style:parent-style-name="_3f__3f_"/>
    <style:style style:name="WW-_3f__3f_1" style:display-name="WW-??1" style:family="paragraph" style:parent-style-name="_3f__3f_"/>
    <style:style style:name="WW-_3f__3f__3f__3f__3f__3f_12" style:display-name="WW-??????12" style:family="paragraph" style:parent-style-name="_3f__3f_"/>
    <style:style style:name="WW-_3f__3f__3f__3f__3f__3f_123" style:display-name="WW-??????123" style:family="paragraph" style:parent-style-name="_3f__3f_">
      <style:paragraph-properties fo:margin="100%" fo:margin-left="0cm" fo:margin-right="0cm" fo:margin-top="0cm" fo:margin-bottom="0cm" fo:text-indent="0.6cm" style:auto-text-indent="false"/>
    </style:style>
    <style:style style:name="WW-_3f__3f_12" style:display-name="WW-??12" style:family="paragraph" style:parent-style-name="_3f__3f_"/>
    <style:style style:name="_3f__3f__20_1" style:display-name="?? 1" style:family="paragraph" style:parent-style-name="_3f__3f_">
      <style:paragraph-properties fo:text-align="center" style:justify-single-word="false"/>
    </style:style>
    <style:style style:name="_3f__3f__20_2" style:display-name="?? 2" style:family="paragraph" style:parent-style-name="_3f__3f_">
      <style:paragraph-properties fo:margin="100%" fo:margin-left="0cm" fo:margin-right="0.199cm" fo:margin-top="0.101cm" fo:margin-bottom="0.101cm" fo:text-align="center" style:justify-single-word="false" fo:text-indent="0cm" style:auto-text-indent="false"/>
    </style:style>
    <style:style style:name="_3f__3f__3f_" style:display-name="???" style:family="paragraph" style:parent-style-name="_3f__3f_">
      <style:paragraph-properties fo:margin-top="0.42cm" fo:margin-bottom="0.21cm"/>
    </style:style>
    <style:style style:name="_3f__3f__3f__20_1" style:display-name="??? 1" style:family="paragraph" style:parent-style-name="_3f__3f_">
      <style:paragraph-properties fo:margin-top="0.42cm" fo:margin-bottom="0.21cm"/>
    </style:style>
    <style:style style:name="_3f__3f__3f__20_2" style:display-name="??? 2" style:family="paragraph" style:parent-style-name="_3f__3f_">
      <style:paragraph-properties fo:margin-top="0.42cm" fo:margin-bottom="0.21cm"/>
    </style:style>
    <style:style style:name="WW-_3f__3f__3f_" style:display-name="WW-???" style:family="paragraph" style:parent-style-name="_3f__3f_"/>
    <style:style style:name="_3f__3f__7e_LT_7e_Gliederung_20_1" style:display-name="??~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80808"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_3f__3f__7e_LT_7e_Gliederung_20_2" style:display-name="??~LT~Gliederung 2" style:family="paragraph" style:parent-style-name="_3f__3f_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_3f__3f__7e_LT_7e_Gliederung_20_3" style:display-name="??~LT~Gliederung 3" style:family="paragraph" style:parent-style-name="_3f__3f_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_3f__3f__7e_LT_7e_Gliederung_20_4" style:display-name="??~LT~Gliederung 4" style:family="paragraph" style:parent-style-name="_3f__3f_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_3f__3f__7e_LT_7e_Gliederung_20_5" style:display-name="??~LT~Gliederung 5" style:family="paragraph" style:parent-style-name="_3f__3f_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_3f__3f__7e_LT_7e_Gliederung_20_6" style:display-name="??~LT~Gliederung 6" style:family="paragraph" style:parent-style-name="_3f__3f__7e_LT_7e_Gliederung_20_5"/>
    <style:style style:name="_3f__3f__7e_LT_7e_Gliederung_20_7" style:display-name="??~LT~Gliederung 7" style:family="paragraph" style:parent-style-name="_3f__3f__7e_LT_7e_Gliederung_20_6"/>
    <style:style style:name="_3f__3f__7e_LT_7e_Gliederung_20_8" style:display-name="??~LT~Gliederung 8" style:family="paragraph" style:parent-style-name="_3f__3f__7e_LT_7e_Gliederung_20_7"/>
    <style:style style:name="_3f__3f__7e_LT_7e_Gliederung_20_9" style:display-name="??~LT~Gliederung 9" style:family="paragraph" style:parent-style-name="_3f__3f__7e_LT_7e_Gliederung_20_8"/>
    <style:style style:name="_3f__3f__7e_LT_7e_Titel" style:display-name="??~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9ac" style:text-outline="false" style:text-line-through-style="none" style:font-name="新細明體" fo:font-size="44pt" fo:font-style="normal" fo:text-shadow="none" style:text-underline-style="none" fo:font-weight="normal" style:font-name-asian="新細明體" style:font-size-asian="44pt" style:font-style-asian="normal" style:font-weight-asian="normal" style:font-name-complex="新細明體" style:font-size-complex="44pt" style:font-style-complex="normal" style:font-weight-complex="normal" style:text-emphasize="none" style:text-overline-style="none" style:text-overline-color="font-color"/>
    </style:style>
    <style:style style:name="_3f__3f__7e_LT_7e_Untertitel" style:display-name="??~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80808"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_3f__3f__7e_LT_7e_Notizen" style:display-name="??~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_3f__3f__7e_LT_7e_Hintergrundobjekte" style:display-name="??~LT~Hintergrundobjekt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新細明體" fo:font-size="18pt" fo:font-style="normal" fo:text-shadow="none" style:text-underline-style="none" fo:font-weight="normal" style:font-name-asian="新細明體" style:font-size-asian="18pt" style:font-style-asian="normal" style:font-weight-asian="normal" style:font-name-complex="新細明體" style:font-size-complex="18pt" style:font-style-complex="normal" style:font-weight-complex="normal"/>
    </style:style>
    <style:style style:name="_3f__3f__7e_LT_7e_Hintergrund" style:display-name="??~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123" style:display-name="WW-??123"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9ac" style:text-outline="false" style:text-line-through-style="none" style:font-name="新細明體" fo:font-size="44pt" fo:font-style="normal" fo:text-shadow="none" style:text-underline-style="none" fo:font-weight="normal" style:font-name-asian="新細明體" style:font-size-asian="44pt" style:font-style-asian="normal" style:font-weight-asian="normal" style:font-name-complex="新細明體" style:font-size-complex="44pt" style:font-style-complex="normal" style:font-weight-complex="normal" style:text-emphasize="none" style:text-overline-style="none" style:text-overline-color="font-color"/>
    </style:style>
    <style:style style:name="WW-_3f__3f__3f_1" style:display-name="WW-???1"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80808"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_3f__3f__3f__3f_" style:display-nam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新細明體" fo:font-size="18pt" fo:font-style="normal" fo:text-shadow="none" style:text-underline-style="none" fo:font-weight="normal" style:font-name-asian="新細明體" style:font-size-asian="18pt" style:font-style-asian="normal" style:font-weight-asian="normal" style:font-name-complex="新細明體" style:font-size-complex="18pt" style:font-style-complex="normal" style:font-weight-complex="normal"/>
    </style:style>
    <style:style style:name="WW-_3f__3f_1234" style:display-name="WW-??1234" style:family="paragraph">
      <style:paragraph-properties fo:text-align="center" style:justify-single-word="false" style:text-autospace="none"/>
    </style:style>
    <style:style style:name="WW-_3f__3f_12345" style:display-name="WW-??12345"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WW-_3f__3f__20_1" style:display-name="WW-??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80808"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WW-_3f__3f__20_2" style:display-name="WW-?? 2" style:family="paragraph" style:parent-style-name="WW-_3f__3f_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_3f__3f__20_3" style:display-name="?? 3" style:family="paragraph" style:parent-style-name="WW-_3f__3f_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_3f__3f__20_4" style:display-name="?? 4" style:family="paragraph" style:parent-style-name="_3f__3f_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_3f__3f__20_5" style:display-name="?? 5" style:family="paragraph" style:parent-style-name="_3f__3f_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_3f__3f__20_6" style:display-name="?? 6" style:family="paragraph" style:parent-style-name="_3f__3f__20_5"/>
    <style:style style:name="_3f__3f__20_7" style:display-name="?? 7" style:family="paragraph" style:parent-style-name="_3f__3f__20_6"/>
    <style:style style:name="_3f__3f__20_8" style:display-name="?? 8" style:family="paragraph" style:parent-style-name="_3f__3f__20_7"/>
    <style:style style:name="_3f__3f__20_9" style:display-name="?? 9" style:family="paragraph" style:parent-style-name="_3f__3f__20_8"/>
    <style:style style:name="_3f__3f_1_7e_LT_7e_Gliederung_20_1" style:display-name="??1~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80808" style:text-outline="false" style:text-line-through-style="none" style:font-name="新細明體" fo:font-size="32pt" fo:font-style="normal" fo:text-shadow="none" style:text-underline-style="none" fo:font-weight="normal" style:letter-kerning="true"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_3f__3f_1_7e_LT_7e_Gliederung_20_2" style:display-name="??1~LT~Gliederung 2" style:family="paragraph" style:parent-style-name="_3f__3f_1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_3f__3f_1_7e_LT_7e_Gliederung_20_3" style:display-name="??1~LT~Gliederung 3" style:family="paragraph" style:parent-style-name="_3f__3f_1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_3f__3f_1_7e_LT_7e_Gliederung_20_4" style:display-name="??1~LT~Gliederung 4" style:family="paragraph" style:parent-style-name="_3f__3f_1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_3f__3f_1_7e_LT_7e_Gliederung_20_5" style:display-name="??1~LT~Gliederung 5" style:family="paragraph" style:parent-style-name="_3f__3f_1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_3f__3f_1_7e_LT_7e_Gliederung_20_6" style:display-name="??1~LT~Gliederung 6" style:family="paragraph" style:parent-style-name="_3f__3f_1_7e_LT_7e_Gliederung_20_5"/>
    <style:style style:name="_3f__3f_1_7e_LT_7e_Gliederung_20_7" style:display-name="??1~LT~Gliederung 7" style:family="paragraph" style:parent-style-name="_3f__3f_1_7e_LT_7e_Gliederung_20_6"/>
    <style:style style:name="_3f__3f_1_7e_LT_7e_Gliederung_20_8" style:display-name="??1~LT~Gliederung 8" style:family="paragraph" style:parent-style-name="_3f__3f_1_7e_LT_7e_Gliederung_20_7"/>
    <style:style style:name="_3f__3f_1_7e_LT_7e_Gliederung_20_9" style:display-name="??1~LT~Gliederung 9" style:family="paragraph" style:parent-style-name="_3f__3f_1_7e_LT_7e_Gliederung_20_8"/>
    <style:style style:name="_3f__3f_1_7e_LT_7e_Titel" style:display-name="??1~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9ac" style:text-outline="false" style:text-line-through-style="none" style:font-name="新細明體" fo:font-size="44pt" fo:font-style="normal" fo:text-shadow="none" style:text-underline-style="none" fo:font-weight="normal" style:letter-kerning="true" style:font-name-asian="新細明體" style:font-size-asian="44pt" style:font-style-asian="normal" style:font-weight-asian="normal" style:font-name-complex="新細明體" style:font-size-complex="44pt" style:font-style-complex="normal" style:font-weight-complex="normal" style:text-emphasize="none" style:text-overline-style="none" style:text-overline-color="font-color"/>
    </style:style>
    <style:style style:name="_3f__3f_1_7e_LT_7e_Untertitel" style:display-name="??1~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80808" style:text-outline="false" style:text-line-through-style="none" style:font-name="新細明體" fo:font-size="32pt" fo:font-style="normal" fo:text-shadow="none" style:text-underline-style="none" fo:font-weight="normal" style:letter-kerning="true"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_3f__3f_1_7e_LT_7e_Notizen" style:display-name="??1~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12pt" fo:font-style="normal" fo:text-shadow="none" style:text-underline-style="none" fo:font-weight="normal" style:letter-kerning="true"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_3f__3f_1_7e_LT_7e_Hintergrundobjekte" style:display-name="??1~LT~Hintergrundobjekte" style:family="paragraph">
      <style:paragraph-properties style:text-autospace="none"/>
      <style:text-properties style:letter-kerning="true"/>
    </style:style>
    <style:style style:name="_3f__3f_1_7e_LT_7e_Hintergrund" style:display-name="??1~LT~Hintergrund" style:family="paragraph">
      <style:paragraph-properties fo:text-align="center" style:justify-single-word="false" style:text-autospac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ing-Cheng Li</meta:initial-creator>
    <meta:creation-date>2012-10-10T17:23:59</meta:creation-date>
    <dc:date>2012-12-05T14:15:18</dc:date>
    <meta:editing-duration>PT6H38M44S</meta:editing-duration>
    <meta:editing-cycles>30</meta:editing-cycles>
    <meta:generator>LibreOffice/3.5$Linux_X86_64 LibreOffice_project/350m1$Build-2</meta:generator>
    <meta:document-statistic meta:table-count="0" meta:image-count="0" meta:object-count="0" meta:page-count="1" meta:paragraph-count="13" meta:word-count="494" meta:character-count="863" meta:non-whitespace-character-count="860"/>
  </office:meta>
</office:document-meta>
</file>